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7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1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6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2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6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2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6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2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6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2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6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2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6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2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6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2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6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6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2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6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2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6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2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6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2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6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2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6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2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39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39"/>
          <table:covered-table-cell table:style-name="ce114"/>
          <table:covered-table-cell table:number-columns-repeated="3" table:style-name="ce39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39"/>
          <table:covered-table-cell table:style-name="ce114"/>
          <table:covered-table-cell table:number-columns-repeated="3" table:style-name="ce39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6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2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6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6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6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2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6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2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6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2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6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2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6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2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6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2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6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2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6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2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6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2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6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2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6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2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6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6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2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6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2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6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2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6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2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6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2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6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2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6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2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6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2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6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2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6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2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6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2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6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2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6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2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6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2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3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number-columns-repeated="3" table:style-name="ce39"/>
          <table:covered-table-cell table:style-name="ce45"/>
          <table:table-cell table:style-name="ce90" table:formula="of:=SUM([.G5:.G83])" office:value-type="float" office:value="7" calcext:value-type="float">
            <text:p>7</text:p>
          </table:table-cell>
          <table:table-cell table:style-name="ce92" table:formula="of:=SUM([.H5:.H83])" office:value-type="float" office:value="4.11666666673651" calcext:value-type="float">
            <text:p>4,12</text:p>
          </table:table-cell>
          <table:covered-table-cell table:style-name="ce54"/>
          <table:table-cell table:style-name="Default"/>
          <table:table-cell table:number-columns-repeated="1011"/>
        </table:table-row>
        <table:table-row table:style-name="ro1">
          <table:covered-table-cell table:style-name="ce39"/>
          <table:covered-table-cell table:style-name="ce114"/>
          <table:covered-table-cell table:number-columns-repeated="3" table:style-name="ce39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39"/>
          <table:covered-table-cell table:style-name="ce114"/>
          <table:covered-table-cell table:number-columns-repeated="3" table:style-name="ce39"/>
          <table:covered-table-cell table:style-name="ce45"/>
          <table:table-cell table:style-name="ce92" table:formula="of:=[.G2]/[.A2]" office:value-type="float" office:value="7" calcext:value-type="float">
            <text:p>7,00</text:p>
          </table:table-cell>
          <table:table-cell table:style-name="ce92" table:formula="of:=[.H2]/[.A2]" office:value-type="float" office:value="4.11666666673651" calcext:value-type="float">
            <text:p>4,12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5M00S" calcext:value-type="time">
            <text:p>18:35:00</text:p>
          </table:table-cell>
          <table:table-cell table:style-name="ce77" office:value-type="time" office:time-value="PT19H33M00S" calcext:value-type="time">
            <text:p>19:33:00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111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9H33M00S" calcext:value-type="time">
            <text:p>19:33:00</text:p>
          </table:table-cell>
          <table:table-cell table:style-name="ce116" office:value-type="time" office:time-value="PT19H59M00S" calcext:value-type="time">
            <text:p>19:59:00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9H59M00S" calcext:value-type="time">
            <text:p>19:59:00</text:p>
          </table:table-cell>
          <table:table-cell table:style-name="ce116" office:value-type="time" office:time-value="PT20H16M00S" calcext:value-type="time">
            <text:p>20:16:00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16M00S" calcext:value-type="time">
            <text:p>20:16:00</text:p>
          </table:table-cell>
          <table:table-cell table:style-name="ce116" office:value-type="time" office:time-value="PT20H27M00S" calcext:value-type="time">
            <text:p>20:27:00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42M00S" calcext:value-type="time">
            <text:p>20:42:00</text:p>
          </table:table-cell>
          <table:table-cell table:style-name="ce116" office:value-type="time" office:time-value="PT20H56M00S" calcext:value-type="time">
            <text:p>20:56:00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6M00S" calcext:value-type="time">
            <text:p>20:56:00</text:p>
          </table:table-cell>
          <table:table-cell table:style-name="ce116" office:value-type="time" office:time-value="PT21H45M00S" calcext:value-type="time">
            <text:p>21:45:00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823H18M00.000000168S" calcext:value-type="time">
            <text:p>23:18:00</text:p>
          </table:table-cell>
          <table:table-cell table:style-name="ce116" office:value-type="time" office:time-value="PT1084824H30M00S" calcext:value-type="time">
            <text:p>00:30:0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40" office:value-type="string" calcext:value-type="string">
            <text:p><text:s/>refactor player renderes, anim data, gameClient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00:37:0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2T00:46:41.084000000</dc:date>
    <meta:editing-duration>P6DT1H30M18S</meta:editing-duration>
    <meta:editing-cycles>494</meta:editing-cycles>
    <meta:generator>LibreOffice/7.3.2.2$Windows_X86_64 LibreOffice_project/49f2b1bff42cfccbd8f788c8dc32c1c309559be0</meta:generator>
    <meta:document-statistic meta:table-count="3" meta:cell-count="1022" meta:object-count="0"/>
  </office:meta>
</office:document-meta>
</file>